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  <style:text-properties style:font-name="DejaVu Sans" officeooo:rsid="00154d59" officeooo:paragraph-rsid="00154d59"/>
    </style:style>
    <style:style style:name="P3" style:family="paragraph" style:parent-style-name="Standard">
      <style:paragraph-properties fo:line-height="115%"/>
      <style:text-properties style:font-name="DejaVu Sans" officeooo:rsid="00155065" officeooo:paragraph-rsid="00155065"/>
    </style:style>
    <style:style style:name="P4" style:family="paragraph" style:parent-style-name="Standard">
      <style:paragraph-properties fo:line-height="115%"/>
      <style:text-properties style:font-name="DejaVu Sans" officeooo:rsid="001631f1" officeooo:paragraph-rsid="001631f1"/>
    </style:style>
    <style:style style:name="P5" style:family="paragraph" style:parent-style-name="Standard">
      <style:paragraph-properties fo:line-height="115%"/>
      <style:text-properties style:font-name="DejaVu Sans" officeooo:rsid="001631f1" officeooo:paragraph-rsid="001bc745"/>
    </style:style>
    <style:style style:name="P6" style:family="paragraph" style:parent-style-name="Standard">
      <style:paragraph-properties fo:line-height="115%"/>
      <style:text-properties style:font-name="DejaVu Sans" officeooo:rsid="001631f1" officeooo:paragraph-rsid="00249b25"/>
    </style:style>
    <style:style style:name="P7" style:family="paragraph" style:parent-style-name="Standard">
      <style:paragraph-properties fo:line-height="115%"/>
      <style:text-properties style:font-name="DejaVu Sans" style:text-underline-style="solid" style:text-underline-width="bold" style:text-underline-color="font-color" officeooo:rsid="0017092c" officeooo:paragraph-rsid="0017092c"/>
    </style:style>
    <style:style style:name="P8" style:family="paragraph" style:parent-style-name="Standard">
      <style:paragraph-properties fo:line-height="115%"/>
      <style:text-properties style:font-name="DejaVu Sans" officeooo:rsid="0021211d" officeooo:paragraph-rsid="00225bf7"/>
    </style:style>
    <style:style style:name="P9" style:family="paragraph" style:parent-style-name="Standard">
      <style:paragraph-properties fo:line-height="115%"/>
      <style:text-properties style:font-name="DejaVu Sans" officeooo:rsid="0021211d" officeooo:paragraph-rsid="00259d34"/>
    </style:style>
    <style:style style:name="P10" style:family="paragraph" style:parent-style-name="Standard">
      <style:paragraph-properties fo:line-height="115%"/>
      <style:text-properties style:font-name="DejaVu Sans" officeooo:rsid="0021211d" officeooo:paragraph-rsid="0031839d"/>
    </style:style>
    <style:style style:name="P11" style:family="paragraph" style:parent-style-name="Standard">
      <style:paragraph-properties fo:line-height="115%"/>
      <style:text-properties style:font-name="DejaVu Sans" officeooo:rsid="00259d34" officeooo:paragraph-rsid="00259d34"/>
    </style:style>
    <style:style style:name="P12" style:family="paragraph" style:parent-style-name="Standard">
      <style:paragraph-properties fo:line-height="115%"/>
      <style:text-properties style:font-name="DejaVu Sans" officeooo:rsid="0028492e" officeooo:paragraph-rsid="0028492e"/>
    </style:style>
    <style:style style:name="P13" style:family="paragraph" style:parent-style-name="Standard">
      <style:paragraph-properties fo:line-height="115%"/>
      <style:text-properties style:font-name="DejaVu Sans" officeooo:rsid="00352ff5" officeooo:paragraph-rsid="00352ff5"/>
    </style:style>
    <style:style style:name="P14" style:family="paragraph" style:parent-style-name="Standard">
      <style:paragraph-properties fo:line-height="115%"/>
      <style:text-properties style:font-name="DejaVu Sans" officeooo:rsid="00154d59" officeooo:paragraph-rsid="00154d59"/>
    </style:style>
    <style:style style:name="P15" style:family="paragraph" style:parent-style-name="Standard">
      <style:paragraph-properties fo:line-height="115%"/>
      <style:text-properties style:font-name="DejaVu Sans" officeooo:rsid="0024d446" officeooo:paragraph-rsid="00259d34"/>
    </style:style>
    <style:style style:name="T1" style:family="text">
      <style:text-properties officeooo:rsid="00155065"/>
    </style:style>
    <style:style style:name="T2" style:family="text">
      <style:text-properties officeooo:rsid="001631f1"/>
    </style:style>
    <style:style style:name="T3" style:family="text">
      <style:text-properties officeooo:rsid="0017092c"/>
    </style:style>
    <style:style style:name="T4" style:family="text">
      <style:text-properties officeooo:rsid="0017744d"/>
    </style:style>
    <style:style style:name="T5" style:family="text">
      <style:text-properties style:text-position="super 58%" officeooo:rsid="0017744d"/>
    </style:style>
    <style:style style:name="T6" style:family="text">
      <style:text-properties officeooo:rsid="001938fa"/>
    </style:style>
    <style:style style:name="T7" style:family="text">
      <style:text-properties officeooo:rsid="001a57a8"/>
    </style:style>
    <style:style style:name="T8" style:family="text">
      <style:text-properties officeooo:rsid="001bc745"/>
    </style:style>
    <style:style style:name="T9" style:family="text">
      <style:text-properties officeooo:rsid="001da62f"/>
    </style:style>
    <style:style style:name="T10" style:family="text">
      <style:text-properties officeooo:rsid="001f975c"/>
    </style:style>
    <style:style style:name="T11" style:family="text">
      <style:text-properties officeooo:rsid="0021211d"/>
    </style:style>
    <style:style style:name="T12" style:family="text">
      <style:text-properties officeooo:rsid="00225bf7"/>
    </style:style>
    <style:style style:name="T13" style:family="text">
      <style:text-properties officeooo:rsid="00249b25"/>
    </style:style>
    <style:style style:name="T14" style:family="text">
      <style:text-properties style:text-underline-style="solid" style:text-underline-width="bold" style:text-underline-color="font-color" officeooo:rsid="001f975c"/>
    </style:style>
    <style:style style:name="T15" style:family="text">
      <style:text-properties style:text-underline-style="solid" style:text-underline-width="bold" style:text-underline-color="font-color" officeooo:rsid="00249b25"/>
    </style:style>
    <style:style style:name="T16" style:family="text">
      <style:text-properties style:text-underline-style="solid" style:text-underline-width="bold" style:text-underline-color="font-color" officeooo:rsid="001bc745"/>
    </style:style>
    <style:style style:name="T17" style:family="text">
      <style:text-properties officeooo:rsid="0024d446"/>
    </style:style>
    <style:style style:name="T18" style:family="text">
      <style:text-properties officeooo:rsid="00259d34"/>
    </style:style>
    <style:style style:name="T19" style:family="text">
      <style:text-properties officeooo:rsid="0026ee20"/>
    </style:style>
    <style:style style:name="T20" style:family="text">
      <style:text-properties officeooo:rsid="002828fe"/>
    </style:style>
    <style:style style:name="T21" style:family="text">
      <style:text-properties officeooo:rsid="0028492e"/>
    </style:style>
    <style:style style:name="T22" style:family="text">
      <style:text-properties officeooo:rsid="002b75c7"/>
    </style:style>
    <style:style style:name="T23" style:family="text">
      <style:text-properties officeooo:rsid="002ceccd"/>
    </style:style>
    <style:style style:name="T24" style:family="text">
      <style:text-properties officeooo:rsid="002e3e3a"/>
    </style:style>
    <style:style style:name="T25" style:family="text">
      <style:text-properties officeooo:rsid="002ff7d5"/>
    </style:style>
    <style:style style:name="T26" style:family="text">
      <style:text-properties officeooo:rsid="0031839d"/>
    </style:style>
    <style:style style:name="T27" style:family="text">
      <style:text-properties officeooo:rsid="00333360"/>
    </style:style>
    <style:style style:name="T28" style:family="text">
      <style:text-properties officeooo:rsid="00352ff5"/>
    </style:style>
    <style:style style:name="T29" style:family="text">
      <style:text-properties officeooo:rsid="0038bb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orges NORDON<text:tab/><text:tab/><text:tab/><text:tab/><text:tab/><text:tab/>Le 7 décembre 2025<text:tab/><text:tab/></text:p>
      <text:p text:style-name="P2">5 Bd de la Libération</text:p>
      <text:p text:style-name="P2">94300 VINCENNES</text:p>
      <text:p text:style-name="P2"/>
      <text:p text:style-name="P3">GESTION IMMO CONFIANCE,</text:p>
      <text:p text:style-name="P3">S<text:span text:style-name="T10">iège social, </text:span>97 Av. de la République,</text:p>
      <text:p text:style-name="P4">94120 FONTENAY sous BOIS</text:p>
      <text:p text:style-name="P4"/>
      <text:p text:style-name="P4">Courrier RAR</text:p>
      <text:p text:style-name="P4"/>
      <text:p text:style-name="P7">A l’attention de M. FILLON, Gérant</text:p>
      <text:p text:style-name="P4"/>
      <text:p text:style-name="P12">Copie : conseil syndical.</text:p>
      <text:p text:style-name="P4"/>
      <text:p text:style-name="P4">Objet : demande de facture jus<text:span text:style-name="T3">t</text:span>ificative – inscription à l’ordre du jour <text:span text:style-name="T21">de la <text:tab/> <text:tab/> <text:s/>prochaine A.G</text:span>.</text:p>
      <text:p text:style-name="P4"/>
      <text:p text:style-name="P4"/>
      <text:p text:style-name="P4"><text:tab/><text:tab/><text:span text:style-name="T3">Monsieur </text:span><text:span text:style-name="T24">le Gérant</text:span><text:span text:style-name="T3">,</text:span></text:p>
      <text:p text:style-name="P4"/>
      <text:p text:style-name="P4"><text:tab/><text:span text:style-name="T4">Je fais suite à vos deux appels de </text:span><text:span text:style-name="T6">fond</text:span><text:span text:style-name="T4">s liés aux travaux déjà effectués ou toujours en cours dans l’immeuble en date du 1</text:span><text:span text:style-name="T5">er</text:span><text:span text:style-name="T4"> octobre et du 7 octobre pour respectivement 2 424,32 euros et 1 962,44 euros </text:span><text:span text:style-name="T7">ainsi qu’à l’AG du 27 novembre </text:span><text:span text:style-name="T26">(au cours de laquelle vous aviez semblé oublier l’adresse de votre siège social !)</text:span><text:span text:style-name="T7">.</text:span></text:p>
      <text:p text:style-name="P5"><text:tab/><text:span text:style-name="T6">Ces appels de fonds ne sont l’objet d’aucune précision : <text:s/>quelles sont les entreprises </text:span><text:span text:style-name="T25">prestataires </text:span><text:span text:style-name="T6">concernées par ces sommes? TVA ? Honoraires,</text:span><text:span text:style-name="T7">ceux de l’ architecte, les vôtres, </text:span><text:span text:style-name="T18">prise en compte du fonds ALUR… ?</text:span></text:p>
      <text:p text:style-name="P5"><text:span text:style-name="T8"><text:tab/>Aussi, je vous prie de bien vouloir m’établir une facture </text:span><text:span text:style-name="T9">détaillée</text:span><text:span text:style-name="T8">, </text:span><text:span text:style-name="T16">à en tête de votre siège social</text:span><text:span text:style-name="T8"> (Je vous confirme ci-joint cette adresse : </text:span><text:span text:style-name="T9">un extrait du BODACC</text:span><text:span text:style-name="T8">), </text:span><text:span text:style-name="T27">qui justifient l</text:span><text:span text:style-name="T8">es différentes sommes demandées.</text:span></text:p>
      <text:p text:style-name="P5"/>
      <text:p text:style-name="P5"><text:tab/>Par<text:span text:style-name="T9"> ailleurs, vous revendiquez </text:span><text:span text:style-name="T11">(!)</text:span><text:span text:style-name="T9"> le droit de ne pas </text:span><text:span text:style-name="T10">chercher les courriers recommandés : « Je ne vais pas effectivement systématiquement chercher des recommandés ar à la poste de Fontenay sous Bois (votre mail du 17 janvier 2025)».</text:span></text:p>
      <text:p text:style-name="P6"><text:tab/><text:span text:style-name="T10">En agissant ainsi, </text:span><text:span text:style-name="T14">vous mettez la copropriété à risque .</text:span></text:p>
      <text:p text:style-name="P5"/>
      <text:p text:style-name="P10"><text:tab/><text:span text:style-name="T21">Dans l’impossibilité de</text:span> vous joindre <text:span text:style-name="T21">au</text:span> siège social <text:span text:style-name="T21">de GIC</text:span> (J’ai déjà 4 recommandés qui m’ont été retournés <text:span text:style-name="T26">par vos « soins »</text:span>), <text:span text:style-name="T17">j</text:span>e vous avais demandé par mail <text:s/>du 17 janvier <text:span text:style-name="T26">2025</text:span>, d’inscrire cette question à l’ordre du jour :</text:p>
      <text:p text:style-name="P10"><text:soft-page-break/> « Mesures à prendre par le syndic pour que celui-ci se rende à la Poste chercher le courrier RAR <text:span text:style-name="T12">qui </text:span><text:span text:style-name="T28">lui</text:span><text:span text:style-name="T12"> est adressé </text:span><text:span text:style-name="T1">97 Av. de la République, </text:span><text:span text:style-name="T2">94120 FONTENAY sous BOIS ».</text:span></text:p>
      <text:p text:style-name="P8"/>
      <text:p text:style-name="P8"><text:tab/><text:span text:style-name="T15">Vous avez alors censuré ma demande</text:span><text:span text:style-name="T13"> , vous n</text:span><text:span text:style-name="T17">e l</text:span><text:span text:style-name="T13">’avez inscrite ni à l’ordre du jour de l’AG du 26 mars, ni à celui du 27 novembre </text:span><text:span text:style-name="T20">2025</text:span><text:span text:style-name="T13">. Aussi, je réïtère </text:span><text:span text:style-name="T29">l</text:span><text:span text:style-name="T13">a demande d’inscription </text:span><text:span text:style-name="T29">de cette question</text:span><text:span text:style-name="T13"> à l’ordre du jour </text:span><text:span text:style-name="T17">de la prochaine AG</text:span><text:span text:style-name="T13">.</text:span></text:p>
      <text:p text:style-name="P8"/>
      <text:p text:style-name="P9"><text:tab/><text:span text:style-name="T18">Dans l’attente de vo</text:span><text:span text:style-name="T23">tre</text:span><text:span text:style-name="T18"> réponse et </text:span><text:span text:style-name="T23">de vos</text:span><text:span text:style-name="T18"> </text:span><text:span text:style-name="T22">précisions,</text:span><text:span text:style-name="T18"> </text:span><text:span text:style-name="T22">afin de</text:span><text:span text:style-name="T18"> ne pas pénaliser la trésorerie de la copropriété, je vous prie de trouver ci-joint un chèque de mille euros.</text:span></text:p>
      <text:p text:style-name="P11"/>
      <text:p text:style-name="P11"><text:tab/><text:span text:style-name="T19">Veuillez agréer, Monsieur, l’expression de mes sentiments distingués.</text:span></text:p>
      <text:p text:style-name="P11"/>
      <text:p text:style-name="P11"/>
      <text:p text:style-name="P13"><text:tab/><text:tab/><text:tab/><text:tab/><text:tab/><text:tab/><text:tab/><text:tab/>Georges NORDON</text:p>
      <text:p text:style-name="P11"/>
      <text:p text:style-name="P11"/>
      <text:p text:style-name="P11"/>
      <text:p text:style-name="P11"/>
      <text:p text:style-name="P11"/>
      <text:p text:style-name="P15">P.J. - Un extrait du BODACC</text:p>
      <text:p text:style-name="P9"><text:s text:c="5"/>- <text:s/><text:span text:style-name="T18">Un chèque no </text:span><text:span text:style-name="T28">24 4496030 A</text:span><text:span text:style-name="T18"> <text:s text:c="2"/>sur la Banque Postale de mille eur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2"/><text:page-number text:select-page="current">2</text:page-number><text:s/>/ <text:page-count>2</text:page-count><text:bookmark-end text:name="PageNumWizard_FOOTER_Style de page par défaut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09:44:15.758647586</meta:creation-date>
    <dc:date>2025-12-10T08:29:40.195077065</dc:date>
    <meta:editing-duration>PT11H12M18S</meta:editing-duration>
    <meta:editing-cycles>33</meta:editing-cycles>
    <meta:generator>LibreOffice/24.2.7.2$Linux_X86_64 LibreOffice_project/420$Build-2</meta:generator>
    <meta:document-statistic meta:table-count="0" meta:image-count="0" meta:object-count="0" meta:page-count="2" meta:paragraph-count="25" meta:word-count="415" meta:character-count="2385" meta:non-whitespace-character-count="1952"/>
  </office:meta>
</office:document-meta>
</file>